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(</mo>
              <mrow>
                <mstyle mathvariant="bold">
                  <mrow>
                    <mi>n</mi>
                  </mrow>
                </mstyle>
                <mrow>
                  <mi/>
                  <mo stretchy="false">×</mo>
                  <mi/>
                </mrow>
                <mo stretchy="false">∇</mo>
              </mrow>
              <mo stretchy="false">)</mo>
            </mrow>
            <mo stretchy="false">△</mo>
            <mo stretchy="false">…</mo>
            <mrow>
              <mi/>
              <mo stretchy="false">=</mo>
              <mi/>
            </mrow>
            <mrow>
              <munder>
                <mi>lim</mi>
                <mrow>
                  <msub>
                    <mi>F</mi>
                    <mi>C</mi>
                  </msub>
                  <mo stretchy="false">→</mo>
                  <mn>0</mn>
                </mrow>
              </munder>
              <mrow>
                <mfrac>
                  <mn>1</mn>
                  <msub>
                    <mi>F</mi>
                    <mi>C</mi>
                  </msub>
                </mfrac>
                <mrow>
                  <munder>
                    <mo stretchy="false">∮</mo>
                    <mi>C</mi>
                  </munder>
                  <mtext>d</mtext>
                </mrow>
                <mstyle mathvariant="bold">
                  <mrow>
                    <mi>r</mi>
                  </mrow>
                </mstyle>
                <mo stretchy="false">△</mo>
                <mo stretchy="false">…</mo>
              </mrow>
            </mrow>
          </mrow>
        </mtd>
      </mtr>
      <mtr>
        <mtd>
          <mrow/>
        </mtd>
      </mtr>
      <mtr>
        <mtd>
          <mrow>
            <mtext>wobei </mtext>
            <mo stretchy="false">△</mo>
            <mtext>:</mtext>
          </mrow>
        </mtd>
      </mtr>
      <mtr>
        <mtd>
          <mrow>
            <mrow>
              <mi/>
              <mo stretchy="false">⋅</mo>
              <mi/>
            </mrow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o stretchy="false">⇔</mo>
            <mi/>
            <mstyle mathvariant="bold">
              <mrow>
                <mi>n</mi>
              </mrow>
            </mstyle>
            <mrow>
              <mi/>
              <mo stretchy="false">×</mo>
              <mi/>
            </mrow>
            <mo stretchy="false">∇</mo>
            <mo stretchy="false">ϕ</mo>
            <mrow>
              <mi/>
              <mo stretchy="false">=</mo>
              <mi/>
            </mrow>
            <mrow>
              <munder>
                <mi>lim</mi>
                <mrow>
                  <msub>
                    <mi>F</mi>
                    <mi>C</mi>
                  </msub>
                  <mo stretchy="false">→</mo>
                  <mn>0</mn>
                </mrow>
              </munder>
              <mrow>
                <mfrac>
                  <mn>1</mn>
                  <msub>
                    <mi>F</mi>
                    <mi>C</mi>
                  </msub>
                </mfrac>
                <mrow>
                  <munder>
                    <mo stretchy="false">∮</mo>
                    <mi>C</mi>
                  </munder>
                  <mo stretchy="false">ϕ</mo>
                </mrow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  <mtext>d</mtext>
                <mstyle mathvariant="bold">
                  <mrow>
                    <mi>r</mi>
                  </mrow>
                </mstyle>
              </mrow>
            </mrow>
          </mrow>
        </mtd>
      </mtr>
      <mtr>
        <mtd>
          <mrow/>
        </mtd>
      </mtr>
      <mtr>
        <mtd>
          <mrow>
            <mrow>
              <mi/>
              <mo stretchy="false">×</mo>
              <mi/>
            </mrow>
            <mstyle mathvariant="bold">
              <mrow>
                <mi>E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o stretchy="false">⇔</mo>
            <mi/>
            <mrow>
              <mo stretchy="false">(</mo>
              <mrow>
                <mstyle mathvariant="bold">
                  <mrow>
                    <mi>n</mi>
                  </mrow>
                </mstyle>
                <mrow>
                  <mi/>
                  <mo stretchy="false">×</mo>
                  <mi/>
                </mrow>
                <mo stretchy="false">∇</mo>
              </mrow>
              <mo stretchy="false">)</mo>
            </mrow>
            <mrow>
              <mi/>
              <mo stretchy="false">×</mo>
              <mi/>
            </mrow>
            <mstyle mathvariant="bold">
              <mrow>
                <mi>E</mi>
              </mrow>
            </mstyle>
            <mrow>
              <mi/>
              <mo stretchy="false">=</mo>
              <mi/>
            </mrow>
            <mrow>
              <munder>
                <mi>lim</mi>
                <mrow>
                  <msub>
                    <mi>F</mi>
                    <mi>C</mi>
                  </msub>
                  <mo stretchy="false">→</mo>
                  <mn>0</mn>
                </mrow>
              </munder>
              <mrow>
                <mfrac>
                  <mn>1</mn>
                  <msub>
                    <mi>F</mi>
                    <mi>C</mi>
                  </msub>
                </mfrac>
                <mrow>
                  <munder>
                    <mo stretchy="false">∮</mo>
                    <mi>C</mi>
                  </munder>
                  <mtext>d</mtext>
                </mrow>
                <mstyle mathvariant="bold">
                  <mrow>
                    <mi>r</mi>
                  </mrow>
                </mstyle>
                <mrow>
                  <mi/>
                  <mo stretchy="false">×</mo>
                  <mi/>
                </mrow>
                <mstyle mathvariant="bold">
                  <mrow>
                    <mi>E</mi>
                  </mrow>
                </mstyle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i/>
              <mo stretchy="false">⋅</mo>
              <mi/>
            </mrow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o stretchy="false">⇔</mo>
            <mi/>
            <mstyle mathvariant="bold">
              <mrow>
                <mi>n</mi>
              </mrow>
            </mstyle>
            <mrow>
              <mi/>
              <mo stretchy="false">⋅</mo>
              <mi/>
            </mrow>
            <mtext>rot</mtext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row>
              <munder>
                <mi>lim</mi>
                <mrow>
                  <msub>
                    <mi>F</mi>
                    <mi>C</mi>
                  </msub>
                  <mo stretchy="false">→</mo>
                  <mn>0</mn>
                </mrow>
              </munder>
              <mrow>
                <mfrac>
                  <mn>1</mn>
                  <msub>
                    <mi>F</mi>
                    <mi>C</mi>
                  </msub>
                </mfrac>
                <mrow>
                  <munder>
                    <mo stretchy="false">∮</mo>
                    <mi>C</mi>
                  </munder>
                  <mstyle mathvariant="bold">
                    <mrow>
                      <mi>a</mi>
                    </mrow>
                  </mstyle>
                </mrow>
                <mrow>
                  <mi/>
                  <mo stretchy="false">⋅</mo>
                  <mi/>
                </mrow>
                <mtext>d</mtext>
                <mstyle mathvariant="bold">
                  <mrow>
                    <mi>r</mi>
                  </mrow>
                </mstyle>
              </mrow>
            </mrow>
          </mrow>
        </mtd>
      </mtr>
    </mtable>
    <annotation encoding="StarMath 5.0">(bold n `times` nabla) %Ux25B3 dotslow `=` lim from {F_C rightarrow 0} {1 over F_C lint from C "d" bold r %Ux25B3 dotslow} newline newline
"wobei " %Ux25B3 ":" newline
~~`cdot` %iphi(bold r) ~ dlrarrow ~ bold n `times` nabla %iphi `=` lim from {F_C rightarrow 0} {1 over F_C lint from C %iphi(bold r) "d" bold r} newline newline
`times` bold E(bold r) ~ dlrarrow ~ (bold n `times` nabla) `times` bold E `=` lim from {F_C rightarrow 0} {1 over F_C lint from C "d" bold r `times` bold E (bold r)} newline newline
~~```cdot` bold a(bold r) ~ dlrarrow ~ bold n `cdot` "rot" bold a (bold r) `=` lim from {F_C rightarrow 0}{1 over F_C lint from C bold a `cdot` "d" bold r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7:56:19.371000000</meta:creation-date>
    <meta:generator>LibreOffice/4.1.4.2$Windows_x86 LibreOffice_project/0a0440ccc0227ad9829de5f46be37cfb6edcf72</meta:generator>
  </office:meta>
</office:document-meta>
</file>